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8.558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eria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ATEMATICAS I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EM. IV</text:p>
          </table:table-cell>
          <table:table-cell table:number-columns-repeated="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FISICA I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. III</text:p>
          </table:table-cell>
          <table:table-cell table:number-columns-repeated="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LENGUA ESPAÑO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. ESPAÑ</text:p>
          </table:table-cell>
          <table:table-cell table:number-columns-repeated="5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HISTORIA UNIVERSAL I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.UNI.III</text:p>
          </table:table-cell>
          <table:table-cell table:number-columns-repeated="5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LOGI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ICA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GEOGRAFI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GRAFIA</text:p>
          </table:table-cell>
          <table:table-cell table:number-columns-repeated="5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DIBUJO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BUJO II</text:p>
          </table:table-cell>
          <table:table-cell table:number-columns-repeated="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LENGUA EXTRAN. INGLES I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.E.I. IV</text:p>
          </table:table-cell>
          <table:table-cell table:number-columns-repeated="5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LENGUA EXTRAN. FRANCES I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.E.F. IV</text:p>
          </table:table-cell>
          <table:table-cell table:number-columns-repeated="5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ED. ESTETICA-ARTISTICA I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.E.A. IV</text:p>
          </table:table-cell>
          <table:table-cell table:number-columns-repeated="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EDUCACION FISICA I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.F. IV</text:p>
          </table:table-cell>
          <table:table-cell table:number-columns-repeated="5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ORIENTACION EDUCATIVA I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.EDU. IV</text:p>
          </table:table-cell>
          <table:table-cell table:number-columns-repeated="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INFORMATI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ORMAT.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MATEMATICAS 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EM. V</text:p>
          </table:table-cell>
          <table:table-cell table:number-columns-repeated="5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QUIMICA II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M. III</text:p>
          </table:table-cell>
          <table:table-cell table:number-columns-repeated="5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BIOLOGIA I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OL. IV</text:p>
          </table:table-cell>
          <table:table-cell table:number-columns-repeated="5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EDUCACION PARA LA SALU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. SALUD</text:p>
          </table:table-cell>
          <table:table-cell table:number-columns-repeated="5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HISTORIA DE MEXICO I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. MEXICO</text:p>
          </table:table-cell>
          <table:table-cell table:number-columns-repeated="5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ETIMOLOGIAS GRECOLATIN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. GREC.</text:p>
          </table:table-cell>
          <table:table-cell table:number-columns-repeated="5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L. EXTRANJERA INGLES 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.E.I. V</text:p>
          </table:table-cell>
          <table:table-cell table:number-columns-repeated="5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L. EXTRANJERA FRANCES 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.E.F. V</text:p>
          </table:table-cell>
          <table:table-cell table:number-columns-repeated="5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L. EXTRANJERA ITALIANO 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.E.IT. I</text:p>
          </table:table-cell>
          <table:table-cell table:number-columns-repeated="5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L. EXTRANJERA ALEMAN 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.E.A. I</text:p>
          </table:table-cell>
          <table:table-cell table:number-columns-repeated="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L. EXTRANJERA INGLES 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.E.I. I</text:p>
          </table:table-cell>
          <table:table-cell table:number-columns-repeated="5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L. EXTRANJERA FRANCES 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.E.F. I</text:p>
          </table:table-cell>
          <table:table-cell table:number-columns-repeated="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ETIC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ICA</text:p>
          </table:table-cell>
          <table:table-cell table:number-columns-repeated="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EDUCACION FISICA 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.F. V</text:p>
          </table:table-cell>
          <table:table-cell table:number-columns-repeated="5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ED. ESTETICA-ARTISTICA 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.E.A. V</text:p>
          </table:table-cell>
          <table:table-cell table:number-columns-repeated="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ORIENTACION EDUCATIVA 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.ED. V</text:p>
          </table:table-cell>
          <table:table-cell table:number-columns-repeated="5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LITERATURA UNIVERS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. UNI.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MATEMATICAS VI AREA I Y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EM. VI</text:p>
          </table:table-cell>
          <table:table-cell table:number-columns-repeated="5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DERECH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RECHO</text:p>
          </table:table-cell>
          <table:table-cell table:number-columns-repeated="5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LITERATURA MEX. E IB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. MEX.</text:p>
          </table:table-cell>
          <table:table-cell table:number-columns-repeated="5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INGLES V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GLES VI</text:p>
          </table:table-cell>
          <table:table-cell table:number-columns-repeated="5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FRANCES V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. VI</text:p>
          </table:table-cell>
          <table:table-cell table:number-columns-repeated="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ALEMAN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MAN II</text:p>
          </table:table-cell>
          <table:table-cell table:number-columns-repeated="5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ITALIANO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. II</text:p>
          </table:table-cell>
          <table:table-cell table:number-columns-repeated="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INGLES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GLES II</text:p>
          </table:table-cell>
          <table:table-cell table:number-columns-repeated="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FRANCES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. II</text:p>
          </table:table-cell>
          <table:table-cell table:number-columns-repeated="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PSICOLOGI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C.</text:p>
          </table:table-cell>
          <table:table-cell table:number-columns-repeated="5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DIBUJO CONSTRUCTIVO I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. C. II</text:p>
          </table:table-cell>
          <table:table-cell table:number-columns-repeated="5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FISICA IV AREA 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ICA IV</text:p>
          </table:table-cell>
          <table:table-cell table:number-columns-repeated="5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QUIMICA IV AREA 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M. IV</text:p>
          </table:table-cell>
          <table:table-cell table:number-columns-repeated="5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BIOLOGIA V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L. V</text:p>
          </table:table-cell>
          <table:table-cell table:number-columns-repeated="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GEOGRAFIA ECONOM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OG. ECO</text:p>
          </table:table-cell>
          <table:table-cell table:number-columns-repeated="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INT. AL EST. C. S. Y ECO.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T. EST.</text:p>
          </table:table-cell>
          <table:table-cell table:number-columns-repeated="5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PROBS. SOC. Y POL. Y ECO.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. SOC</text:p>
          </table:table-cell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Dibujo Constructivo I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HISTORIA DE LA CULTUR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. CULT.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Física I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HISTORIA DE LAS DOC. FIL.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 DOC FIL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Química I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MATEMATICAS VI AREA II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E VI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string" calcext:value-type="string">
            <text:p>Geología y Mineralogí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MATEMATICAS VI AREA IV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E VI</text:p>
          </table:table-cell>
          <table:table-cell/>
          <table:table-cell office:value-type="float" office:value="1709" calcext:value-type="float">
            <text:p>1709</text:p>
          </table:table-cell>
          <table:table-cell office:value-type="string" calcext:value-type="string">
            <text:p>Físico-Químic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FISICA IV AREA I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ICA IV</text:p>
          </table:table-cell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Temas Selec. Matemátic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QUIMICA IV AREA I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M. IV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string" calcext:value-type="string">
            <text:p>Informática Aplicada a la Ciencia y la Industr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HIGIENE MENT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. MENT</text:p>
          </table:table-cell>
          <table:table-cell/>
          <table:table-cell office:value-type="float" office:value="1722" calcext:value-type="float">
            <text:p>1722</text:p>
          </table:table-cell>
          <table:table-cell office:value-type="string" calcext:value-type="string">
            <text:p>Biología 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REVOLUCION MEXICAN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. MEX.</text:p>
          </table:table-cell>
          <table:table-cell/>
          <table:table-cell office:value-type="float" office:value="1723" calcext:value-type="float">
            <text:p>1723</text:p>
          </table:table-cell>
          <table:table-cell office:value-type="string" calcext:value-type="string">
            <text:p>Astronomí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CONT. Y GEST. ADMINISTRA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 GEST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Estadística y Prob.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PENS. FILOSOFICO EN MEXI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 FIL.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Biología V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GEOLOGIA Y MINEROLOGI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LOGIA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Física IV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GEOGRAFIA POLIT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OG POL.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string" calcext:value-type="string">
            <text:p>Química IV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MODELADO I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DEL II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string" calcext:value-type="string">
            <text:p>Geología y Mineralogí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FISICO-QUIMIC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S-QUIM.</text:p>
          </table:table-cell>
          <table:table-cell/>
          <table:table-cell office:value-type="float" office:value="1709" calcext:value-type="float">
            <text:p>1709</text:p>
          </table:table-cell>
          <table:table-cell office:value-type="string" calcext:value-type="string">
            <text:p>Físico-Químic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TEMAS SELECTOS DE MATEM.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 S MATE.</text:p>
          </table:table-cell>
          <table:table-cell/>
          <table:table-cell office:value-type="float" office:value="1711" calcext:value-type="float">
            <text:p>1711</text:p>
          </table:table-cell>
          <table:table-cell office:value-type="string" calcext:value-type="string">
            <text:p>Temas Selec. Biologí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TEMAS SELECTOS DE BIOLOG.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 S BIOL.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string" calcext:value-type="string">
            <text:p>Temas Selec. de Morfología y Fisiologí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ESTADISTICA Y PROBABILID.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. PROB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Higiene Men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LAT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IN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string" calcext:value-type="string">
            <text:p>Geografía Económ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GRIEG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IEGO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string" calcext:value-type="string">
            <text:p>Introducc. Al Estudio de las Ciencias Sociales y Ec.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OMUNICACION VISU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. VIS.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string" calcext:value-type="string">
            <text:p>Problemas Soc. Polit. y Económicos de Méxic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TEMAS SEL. MORFOL. Y FIS.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 S MORFO</text:p>
          </table:table-cell>
          <table:table-cell/>
          <table:table-cell office:value-type="float" office:value="1704" calcext:value-type="float">
            <text:p>1704</text:p>
          </table:table-cell>
          <table:table-cell office:value-type="string" calcext:value-type="string">
            <text:p>Contabilidad y Gestión Administrativ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ESTET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ETICA</text:p>
          </table:table-cell>
          <table:table-cell/>
          <table:table-cell office:value-type="float" office:value="1707" calcext:value-type="float">
            <text:p>1707</text:p>
          </table:table-cell>
          <table:table-cell office:value-type="string" calcext:value-type="string">
            <text:p>Geografía Polít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HISTORIA DEL ART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. ARTE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string" calcext:value-type="string">
            <text:p>Informática Aplicada a la Ciencia y la Industri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INFORMAT. APLI. C. E IND.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F. APLI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string" calcext:value-type="string">
            <text:p>Sociologí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SOCIOLOGI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CIOLOG.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string" calcext:value-type="string">
            <text:p>Introducc. Al Estudio de las Ciencias Sociales y Ec.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ASTRONO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ONOM.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string" calcext:value-type="string">
            <text:p>Historia de la Cultur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O. T. COMPUTACION 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.T.COMP1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Historia de las Doctrinas Filosófica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O.T. CONTABILID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.T.CONTA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Revolución Mexican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O. T. COMPUTACION V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.T.COMP2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string" calcext:value-type="string">
            <text:p>Pensamiento Filosófico de Méxic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O. T. ENSEÑANZA DE INGL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.T. ING</text:p>
          </table:table-cell>
          <table:table-cell/>
          <table:table-cell office:value-type="float" office:value="1708" calcext:value-type="float">
            <text:p>1708</text:p>
          </table:table-cell>
          <table:table-cell office:value-type="string" calcext:value-type="string">
            <text:p>Modelado I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O.T. HISTOPATOLOGÍ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.T. HIST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Latí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101</text:p>
          </table:table-cell>
          <table:table-cell office:value-type="string" calcext:value-type="string">
            <text:p>FOTOGRAFÍ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TO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Grieg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102</text:p>
          </table:table-cell>
          <table:table-cell office:value-type="string" calcext:value-type="string">
            <text:p>PINTUR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TURA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Comunicación Visu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103</text:p>
          </table:table-cell>
          <table:table-cell office:value-type="string" calcext:value-type="string">
            <text:p>ESCULTUR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ULTURA</text:p>
          </table:table-cell>
          <table:table-cell/>
          <table:table-cell office:value-type="float" office:value="1717" calcext:value-type="float">
            <text:p>1717</text:p>
          </table:table-cell>
          <table:table-cell office:value-type="string" calcext:value-type="string">
            <text:p>Estét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104</text:p>
          </table:table-cell>
          <table:table-cell office:value-type="string" calcext:value-type="string">
            <text:p>GRABAD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BADO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Historia del Art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105</text:p>
          </table:table-cell>
          <table:table-cell office:value-type="string" calcext:value-type="string">
            <text:p>CERÁMI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RÁMICA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Derech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6</text:p>
          </table:table-cell>
          <table:table-cell office:value-type="string" calcext:value-type="string">
            <text:p>DANZA CLÁSI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. CLÁSI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string" calcext:value-type="string">
            <text:p>Literatura Mex. e Iberoam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7</text:p>
          </table:table-cell>
          <table:table-cell office:value-type="string" calcext:value-type="string">
            <text:p>DANZA CONTEMPORÁNE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. CONTEM</text:p>
          </table:table-cell>
          <table:table-cell/>
          <table:table-cell office:value-type="float" office:value="1603" calcext:value-type="float">
            <text:p>1603</text:p>
          </table:table-cell>
          <table:table-cell office:value-type="string" calcext:value-type="string">
            <text:p>Lengua extranjera V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8</text:p>
          </table:table-cell>
          <table:table-cell office:value-type="string" calcext:value-type="string">
            <text:p>DANZA ESPAÑO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. ESPAÑ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Matemáticas V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9</text:p>
          </table:table-cell>
          <table:table-cell office:value-type="string" calcext:value-type="string">
            <text:p>DANZA REGIO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. REGNAL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Psicologi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0</text:p>
          </table:table-cell>
          <table:table-cell office:value-type="string" calcext:value-type="string">
            <text:p>BAND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1</text:p>
          </table:table-cell>
          <table:table-cell office:value-type="string" calcext:value-type="string">
            <text:p>CO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2</text:p>
          </table:table-cell>
          <table:table-cell office:value-type="string" calcext:value-type="string">
            <text:p>CLARINE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INE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3</text:p>
          </table:table-cell>
          <table:table-cell office:value-type="string" calcext:value-type="string">
            <text:p>FLAUT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U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4</text:p>
          </table:table-cell>
          <table:table-cell office:value-type="string" calcext:value-type="string">
            <text:p>GUITARR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TA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5</text:p>
          </table:table-cell>
          <table:table-cell office:value-type="string" calcext:value-type="string">
            <text:p>ESTUDIANTI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UDT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6</text:p>
          </table:table-cell>
          <table:table-cell office:value-type="string" calcext:value-type="string">
            <text:p>PIA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7</text:p>
          </table:table-cell>
          <table:table-cell office:value-type="string" calcext:value-type="string">
            <text:p>SAXOFÓ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XOFÓ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8</text:p>
          </table:table-cell>
          <table:table-cell office:value-type="string" calcext:value-type="string">
            <text:p>TROMPET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MP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9</text:p>
          </table:table-cell>
          <table:table-cell office:value-type="string" calcext:value-type="string">
            <text:p>ORATORI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TO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20</text:p>
          </table:table-cell>
          <table:table-cell office:value-type="string" calcext:value-type="string">
            <text:p>TEAT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AT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21</text:p>
          </table:table-cell>
          <table:table-cell office:value-type="string" calcext:value-type="string">
            <text:p>CIN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N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7T12:04:42.908000000</dc:date>
    <meta:editing-duration>PT4M35S</meta:editing-duration>
    <meta:editing-cycles>1</meta:editing-cycles>
    <meta:document-statistic meta:table-count="1" meta:cell-count="658" meta:object-count="0"/>
    <meta:generator>LibreOffice/7.0.5.2$Windows_X86_64 LibreOffice_project/64390860c6cd0aca4beafafcfd84613dd9dfb63a</meta:generator>
  </office:meta>
</office:document-meta>
</file>